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0A32E35B82DC00BCCBD.png" manifest:media-type="image/png"/>
  <manifest:file-entry manifest:full-path="Pictures/1000000100000335000001996F05DB4152D865A2.png" manifest:media-type="image/png"/>
  <manifest:file-entry manifest:full-path="Pictures/10000001000002D3000001494370AB2029F76F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1524e" officeooo:paragraph-rsid="0001524e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59cm" svg:y="18.627cm" svg:width="17cm" svg:height="7.735cm" draw:z-index="0"><draw:image xlink:href="Pictures/10000001000002D3000001494370AB2029F76F1A.png" xlink:type="simple" xlink:show="embed" xlink:actuate="onLoad" draw:mime-type="image/png"/></draw:frame><draw:frame draw:style-name="fr1" draw:name="Image2" text:anchor-type="char" svg:x="-0.159cm" svg:y="3.651cm" svg:width="17cm" svg:height="8.468cm" draw:z-index="1"><draw:image xlink:href="Pictures/1000000100000335000001996F05DB4152D865A2.png" xlink:type="simple" xlink:show="embed" xlink:actuate="onLoad" draw:mime-type="image/png"/></draw:frame><draw:frame draw:style-name="fr1" draw:name="Image3" text:anchor-type="char" svg:x="1.106cm" svg:y="12.965cm" svg:width="14.526cm" svg:height="4.313cm" draw:z-index="2"><draw:image xlink:href="Pictures/1000000100000225000000A32E35B82DC00BCCBD.png" xlink:type="simple" xlink:show="embed" xlink:actuate="onLoad" draw:mime-type="image/png"/></draw:frame>B1:Hadoo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6:47:26.611166693</meta:creation-date>
    <dc:date>2025-04-07T16:50:30.239548145</dc:date>
    <meta:editing-duration>PT3M5S</meta:editing-duration>
    <meta:editing-cycles>1</meta:editing-cycles>
    <meta:document-statistic meta:table-count="0" meta:image-count="3" meta:object-count="0" meta:page-count="1" meta:paragraph-count="1" meta:word-count="1" meta:character-count="9" meta:non-whitespace-character-count="9"/>
    <meta:generator>LibreOffice/7.3.7.2$Linux_X86_64 LibreOffice_project/30$Build-2</meta:generator>
  </office:meta>
</office:document-meta>
</file>